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margin-top="0cm" fo:margin-bottom="0cm" loext:contextual-spacing="false" fo:line-height="150%" fo:text-align="justify" style:justify-single-word="false"/>
    </style:style>
    <style:style style:name="P3" style:family="paragraph" style:parent-style-name="Standard" style:list-style-name="WWNum14">
      <style:paragraph-properties fo:margin-top="0cm" fo:margin-bottom="0cm" loext:contextual-spacing="false" fo:line-height="150%" fo:text-align="justify" style:justify-single-word="false"/>
    </style:style>
    <style:style style:name="P4" style:family="paragraph" style:parent-style-name="Standard" style:list-style-name="WWNum15">
      <style:paragraph-properties fo:margin-top="0cm" fo:margin-bottom="0cm" loext:contextual-spacing="false" fo:line-height="150%" fo:text-align="justify" style:justify-single-word="false"/>
    </style:style>
    <style:style style:name="P5" style:family="paragraph" style:parent-style-name="Standard" style:list-style-name="WWNum16">
      <style:paragraph-properties fo:margin-top="0cm" fo:margin-bottom="0cm" loext:contextual-spacing="false" fo:line-height="150%" fo:text-align="justify" style:justify-single-word="false"/>
    </style:style>
    <style:style style:name="P6" style:family="paragraph" style:parent-style-name="Standard">
      <style:paragraph-properties fo:margin-top="0cm" fo:margin-bottom="0cm" loext:contextual-spacing="false" fo:line-height="150%"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7" style:family="paragraph" style:parent-style-name="Standard">
      <style:paragraph-properties fo:margin-top="0cm" fo:margin-bottom="0cm" loext:contextual-spacing="false" fo:line-height="150%" fo:text-align="justify" style:justify-single-word="false"/>
      <style:text-properties fo:font-size="12pt" style:font-size-asian="12pt" style:font-size-complex="12pt"/>
    </style:style>
    <style:style style:name="P8"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style>
    <style:style style:name="P9" style:family="paragraph" style:parent-style-name="Heading_20_1" style:master-page-name="Standard">
      <style:paragraph-properties style:page-number="auto"/>
    </style:style>
    <style:style style:name="P10" style:family="paragraph" style:parent-style-name="Heading_20_3" style:list-style-name="WWNum26"/>
    <style:style style:name="P11" style:family="paragraph" style:parent-style-name="Heading_20_3" style:list-style-name="WWNum33"/>
    <style:style style:name="P12" style:family="paragraph" style:parent-style-name="Heading_20_3" style:list-style-name="WWNum32"/>
    <style:style style:name="P13" style:family="paragraph" style:parent-style-name="Heading_20_3" style:list-style-name="WWNum29"/>
    <style:style style:name="P14" style:family="paragraph" style:parent-style-name="Heading_20_3" style:list-style-name="WWNum28"/>
    <style:style style:name="P15" style:family="paragraph" style:parent-style-name="Heading_20_3" style:list-style-name="WWNum27"/>
    <style:style style:name="P16" style:family="paragraph" style:parent-style-name="Default" style:list-style-name="WWNum15">
      <style:paragraph-properties fo:line-height="150%" fo:text-align="justify" style:justify-single-word="false"/>
    </style:style>
    <style:style style:name="P17" style:family="paragraph" style:parent-style-name="List_20_Paragraph" style:list-style-name="WWNum6">
      <style:paragraph-properties fo:margin-top="0cm" fo:margin-bottom="0cm" loext:contextual-spacing="true" fo:line-height="150%" fo:text-align="justify" style:justify-single-word="false"/>
    </style:style>
    <style:style style:name="P18" style:family="paragraph" style:parent-style-name="List_20_Paragraph" style:list-style-name="WWNum7">
      <style:paragraph-properties fo:margin-top="0cm" fo:margin-bottom="0cm" loext:contextual-spacing="true" fo:line-height="150%" fo:text-align="justify" style:justify-single-word="false"/>
    </style:style>
    <style:style style:name="P19" style:family="paragraph" style:parent-style-name="List_20_Paragraph" style:list-style-name="WWNum8">
      <style:paragraph-properties fo:margin-top="0cm" fo:margin-bottom="0cm" loext:contextual-spacing="true" fo:line-height="150%" fo:text-align="justify" style:justify-single-word="false"/>
    </style:style>
    <style:style style:name="P20" style:family="paragraph" style:parent-style-name="List_20_Paragraph" style:list-style-name="WWNum9">
      <style:paragraph-properties fo:margin-top="0cm" fo:margin-bottom="0cm" loext:contextual-spacing="true" fo:line-height="150%" fo:text-align="justify" style:justify-single-word="false"/>
    </style:style>
    <style:style style:name="P21" style:family="paragraph" style:parent-style-name="List_20_Paragraph" style:list-style-name="WWNum10">
      <style:paragraph-properties fo:margin-top="0cm" fo:margin-bottom="0cm" loext:contextual-spacing="true" fo:line-height="150%" fo:text-align="justify" style:justify-single-word="false"/>
    </style:style>
    <style:style style:name="P22" style:family="paragraph" style:parent-style-name="List_20_Paragraph" style:list-style-name="WWNum21">
      <style:paragraph-properties fo:margin-top="0cm" fo:margin-bottom="0cm" loext:contextual-spacing="true" fo:line-height="150%" fo:text-align="justify" style:justify-single-word="false"/>
    </style:style>
    <style:style style:name="P23" style:family="paragraph" style:parent-style-name="List_20_Paragraph" style:list-style-name="WWNum20">
      <style:paragraph-properties fo:margin-top="0cm" fo:margin-bottom="0cm" loext:contextual-spacing="true" fo:line-height="150%" fo:text-align="justify" style:justify-single-word="false"/>
    </style:style>
    <style:style style:name="P24" style:family="paragraph" style:parent-style-name="List_20_Paragraph" style:list-style-name="WWNum19">
      <style:paragraph-properties fo:margin-top="0cm" fo:margin-bottom="0cm" loext:contextual-spacing="true" fo:line-height="150%" fo:text-align="justify" style:justify-single-word="false"/>
    </style:style>
    <style:style style:name="P25" style:family="paragraph" style:parent-style-name="List_20_Paragraph" style:list-style-name="WWNum23">
      <style:paragraph-properties fo:margin-top="0cm" fo:margin-bottom="0cm" loext:contextual-spacing="true" fo:line-height="150%" fo:text-align="justify" style:justify-single-word="false"/>
    </style:style>
    <style:style style:name="P26" style:family="paragraph" style:parent-style-name="List_20_Paragraph" style:list-style-name="WWNum22">
      <style:paragraph-properties fo:margin-top="0cm" fo:margin-bottom="0cm" loext:contextual-spacing="true" fo:line-height="150%" fo:text-align="justify" style:justify-single-word="false"/>
    </style:style>
    <style:style style:name="P27" style:family="paragraph" style:parent-style-name="List_20_Paragraph" style:list-style-name="WWNum1">
      <style:paragraph-properties fo:margin-top="0cm" fo:margin-bottom="0cm" loext:contextual-spacing="true" fo:line-height="150%" fo:text-align="justify" style:justify-single-word="false"/>
    </style:style>
    <style:style style:name="P28" style:family="paragraph" style:parent-style-name="List_20_Paragraph" style:list-style-name="WWNum2">
      <style:paragraph-properties fo:margin-top="0cm" fo:margin-bottom="0cm" loext:contextual-spacing="true" fo:line-height="150%" fo:text-align="justify" style:justify-single-word="false"/>
    </style:style>
    <style:style style:name="P29" style:family="paragraph" style:parent-style-name="List_20_Paragraph" style:list-style-name="WWNum3">
      <style:paragraph-properties fo:margin-top="0cm" fo:margin-bottom="0cm" loext:contextual-spacing="true" fo:line-height="150%" fo:text-align="justify" style:justify-single-word="false"/>
    </style:style>
    <style:style style:name="P30" style:family="paragraph" style:parent-style-name="List_20_Paragraph" style:list-style-name="WWNum4">
      <style:paragraph-properties fo:margin-top="0cm" fo:margin-bottom="0cm" loext:contextual-spacing="true" fo:line-height="150%" fo:text-align="justify" style:justify-single-word="false"/>
    </style:style>
    <style:style style:name="P31" style:family="paragraph" style:parent-style-name="List_20_Paragraph" style:list-style-name="WWNum5">
      <style:paragraph-properties fo:margin-top="0cm" fo:margin-bottom="0cm" loext:contextual-spacing="true" fo:line-height="150%" fo:text-align="justify" style:justify-single-word="false"/>
    </style:style>
    <style:style style:name="P32" style:family="paragraph" style:parent-style-name="List_20_Paragraph" style:list-style-name="WWNum31">
      <style:paragraph-properties fo:margin-top="0cm" fo:margin-bottom="0cm" loext:contextual-spacing="true" fo:line-height="150%" fo:text-align="justify" style:justify-single-word="false"/>
    </style:style>
    <style:style style:name="P33" style:family="paragraph" style:parent-style-name="List_20_Paragraph" style:list-style-name="WWNum30">
      <style:paragraph-properties fo:margin-top="0cm" fo:margin-bottom="0cm" loext:contextual-spacing="true" fo:line-height="150%" fo:text-align="justify" style:justify-single-word="false"/>
    </style:style>
    <style:style style:name="P34" style:family="paragraph" style:parent-style-name="List_20_Paragraph" style:list-style-name="WWNum11">
      <style:paragraph-properties fo:margin-top="0cm" fo:margin-bottom="0cm" loext:contextual-spacing="true" fo:line-height="150%" fo:text-align="justify" style:justify-single-word="false"/>
    </style:style>
    <style:style style:name="P35" style:family="paragraph" style:parent-style-name="List_20_Paragraph" style:list-style-name="WWNum13">
      <style:paragraph-properties fo:margin-top="0cm" fo:margin-bottom="0cm" loext:contextual-spacing="true" fo:line-height="150%" fo:text-align="justify" style:justify-single-word="false"/>
    </style:style>
    <style:style style:name="P36" style:family="paragraph" style:parent-style-name="List_20_Paragraph" style:list-style-name="WWNum12">
      <style:paragraph-properties fo:margin-top="0cm" fo:margin-bottom="0cm" loext:contextual-spacing="true" fo:line-height="150%" fo:text-align="justify" style:justify-single-word="false"/>
    </style:style>
    <style:style style:name="P37" style:family="paragraph" style:parent-style-name="Normal_20__28_Web_29_" style:list-style-name="WWNum15">
      <style:paragraph-properties fo:margin-top="0cm" fo:margin-bottom="0cm" loext:contextual-spacing="false" fo:line-height="150%" fo:text-align="justify" style:justify-single-word="false"/>
    </style:style>
    <style:style style:name="P38" style:family="paragraph" style:parent-style-name="Normal_20__28_Web_29_">
      <style:paragraph-properties fo:margin-top="0cm" fo:margin-bottom="0cm" loext:contextual-spacing="false" fo:line-height="150%" fo:text-align="justify" style:justify-single-word="false"/>
    </style:style>
    <style:style style:name="P39" style:family="paragraph" style:parent-style-name="Normal_20__28_Web_29_" style:list-style-name="WWNum17">
      <style:paragraph-properties fo:margin-top="0cm" fo:margin-bottom="0cm" loext:contextual-spacing="false" fo:line-height="150%" fo:text-align="justify" style:justify-single-word="false"/>
    </style:style>
    <style:style style:name="P40" style:family="paragraph" style:parent-style-name="Normal_20__28_Web_29_" style:list-style-name="WWNum18">
      <style:paragraph-properties fo:margin-top="0cm" fo:margin-bottom="0cm" loext:contextual-spacing="false" fo:line-height="150%" fo:text-align="justify" style:justify-single-word="false"/>
    </style:style>
    <style:style style:name="T1" style:family="text">
      <style:text-properties fo:font-size="12pt" style:font-size-asian="12pt" style:font-size-complex="12pt"/>
    </style:style>
    <style:style style:name="T2" style:family="text">
      <style:text-properties fo:font-size="12pt" style:font-size-asian="12pt" style:language-asian="en" style:country-asian="GB"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language="en" fo:country="GB" style:font-size-asian="12pt" style:font-size-complex="12pt"/>
    </style:style>
    <style:style style:name="T6" style:family="text">
      <style:text-properties fo:font-size="12pt" fo:language="en" fo:country="GB" style:font-size-asian="12pt" style:language-asian="en" style:country-asian="GB" style:font-size-complex="12pt"/>
    </style:style>
    <style:style style:name="T7" style:family="text">
      <style:text-properties fo:font-size="12pt" fo:language="en" fo:country="none" fo:font-style="italic" style:font-size-asian="12pt" style:font-style-asian="italic" style:font-size-complex="12pt"/>
    </style:style>
    <style:style style:name="T8" style:family="text">
      <style:text-properties fo:font-size="12pt" fo:language="en" fo:country="none" style:font-size-asian="12pt" style:font-size-complex="12pt"/>
    </style:style>
    <style:style style:name="T9" style:family="text">
      <style:text-properties fo:font-size="12pt" fo:language="en" fo:country="AU" style:font-size-asian="12pt" style:font-size-complex="12pt"/>
    </style:style>
    <style:style style:name="T10" style:family="text">
      <style:text-properties style:font-name="Calibri" fo:language="en" fo:country="none" fo:font-style="italic" style:language-asian="en" style:country-asian="US" style:font-style-asian="italic"/>
    </style:style>
    <style:style style:name="T11" style:family="text">
      <style:text-properties style:font-name="Calibri" fo:language="en" fo:country="none"/>
    </style:style>
    <style:style style:name="T12" style:family="text">
      <style:text-properties style:font-name="Calibri"/>
    </style:style>
    <style:style style:name="T13" style:family="text">
      <style:text-properties style:font-name="Calibri" fo:font-size="12pt" style:font-size-asian="12pt" style:font-size-complex="12pt"/>
    </style:style>
    <style:style style:name="T14" style:family="text">
      <style:text-properties style:font-name="Calibri" fo:font-size="12pt" fo:font-weight="normal" style:font-size-asian="12pt" style:font-weight-asian="normal" style:font-size-complex="12pt"/>
    </style:style>
    <style:style style:name="T15" style:family="text">
      <style:text-properties fo:color="#00000a" style:font-name="Calibri" fo:language="en" fo:country="none" fo:font-style="italic" style:language-asian="en" style:country-asian="US" style:font-style-asian="italic" style:font-name-complex="Times New Roman1"/>
    </style:style>
    <style:style style:name="T16" style:family="text">
      <style:text-properties fo:color="#00000a" style:font-name="Calibri"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Horizon 2020 Project – Kenya Team</text:h>
      <text:h text:style-name="Heading_20_2" text:outline-level="2">Work Package on Public Health Monitoring</text:h>
      <text:p text:style-name="P2"><text:span text:style-name="T1">Citizen observations on the impact of use of carbon emission agents arising from use of inefficient combustion device and pesticides on citizen health</text:span></text:p>
      <text:list xml:id="list1997683891002057599" text:style-name="WWNum26">
        <text:list-item>
          <text:h text:style-name="P10" text:outline-level="3">Task</text:h>
        </text:list-item>
      </text:list>
      <text:p text:style-name="P2"><text:span text:style-name="T1">The objective of this work package is to investigate two areas that affect public health through high emission of carbon i.e.:</text:span></text:p>
      <text:list xml:id="list3806736655445407594" text:style-name="WWNum6">
        <text:list-item>
          <text:p text:style-name="P17"><text:span text:style-name="T1">Agrochemicals usage in farming and related activities in rural Kenya. </text:span></text:p>
        </text:list-item>
        <text:list-item>
          <text:p text:style-name="P17"><text:span text:style-name="T1">use of inefficient combustion device on citizen health such as bronchitis, lung infections, nasal problems etc. as a result of inhaling carbon fumes emitted by combustion devises</text:span></text:p>
        </text:list-item>
      </text:list>
      <text:p text:style-name="P8"><text:span text:style-name="T1">This work package has the aim of establishing the extent of the risk and the areas/population that could be used as test cases in Kenya.</text:span></text:p>
      <text:list xml:id="list155851566558565" text:continue-list="list1997683891002057599" text:style-name="WWNum26">
        <text:list-item>
          <text:h text:style-name="P10" text:outline-level="3">Input for the tasks</text:h>
        </text:list-item>
      </text:list>
      <text:list xml:id="list2388082563938649317" text:style-name="WWNum7">
        <text:list-item>
          <text:p text:style-name="P18"><text:span text:style-name="T1">Agro-chemicals information sources</text:span></text:p>
        </text:list-item>
        <text:list-item>
          <text:p text:style-name="P18"><text:span text:style-name="T1">carbon emitting <text:s/>combustion devices information sources</text:span></text:p>
        </text:list-item>
        <text:list-item>
          <text:p text:style-name="P18"><text:span text:style-name="T1">Households using combustion devices and agrochemicals</text:span></text:p>
        </text:list-item>
        <text:list-item>
          <text:p text:style-name="P18"><text:span text:style-name="T1">Information from stakeholders such as the Ministry of Health and Ministry of Agriculture, <text:s/></text:span></text:p>
        </text:list-item>
        <text:list-item>
          <text:p text:style-name="P18"><text:span text:style-name="T1">Review of global strategies e.g. MDG for carbon credits</text:span></text:p>
        </text:list-item>
        <text:list-item>
          <text:p text:style-name="P18"><text:span text:style-name="T1">Other relevant literature on Carbon Emissions and ratings</text:span></text:p>
        </text:list-item>
      </text:list>
      <text:list xml:id="list155850849323553" text:continue-list="list155851566558565" text:style-name="WWNum26">
        <text:list-item>
          <text:h text:style-name="P10" text:outline-level="3">Task description</text:h>
        </text:list-item>
      </text:list>
      <text:list xml:id="list2987840752194316185" text:style-name="WWNum8">
        <text:list-item>
          <text:p text:style-name="P19"><text:span text:style-name="T1">Review of literature</text:span></text:p>
        </text:list-item>
        <text:list-item>
          <text:p text:style-name="P19"><text:span text:style-name="T1">Interview with Stakeholders</text:span></text:p>
        </text:list-item>
        <text:list-item>
          <text:p text:style-name="P19"><text:span text:style-name="T1">Identification of risk areas and test cases</text:span></text:p>
        </text:list-item>
        <text:list-item>
          <text:p text:style-name="P19"><text:span text:style-name="T1">Design of data collection instruments</text:span></text:p>
        </text:list-item>
      </text:list>
      <text:list xml:id="list155851672828948" text:continue-list="list155850849323553" text:style-name="WWNum26">
        <text:list-item>
          <text:h text:style-name="P10" text:outline-level="3">Deliverable </text:h>
        </text:list-item>
      </text:list>
      <text:list xml:id="list6538115054196560485" text:style-name="WWNum9">
        <text:list-item>
          <text:p text:style-name="P20"><text:span text:style-name="T1">Report <text:s/>on risk areas and test cases</text:span></text:p>
        </text:list-item>
        <text:list-item>
          <text:p text:style-name="P20"><text:span text:style-name="T1">The carbon levels deduced from combustion of carbon fuels by use of household combustion devices is compared to local and global carbon indexes. </text:span></text:p>
        </text:list-item>
        <text:list-item>
          <text:p text:style-name="P20"><text:span text:style-name="T1">Data collection instrument</text:span></text:p>
        </text:list-item>
      </text:list>
      <text:list xml:id="list155852089970647" text:continue-list="list155851672828948" text:style-name="WWNum26">
        <text:list-item>
          <text:h text:style-name="P10" text:outline-level="3"><text:soft-page-break/>Deliverable as input</text:h>
        </text:list-item>
      </text:list>
      <text:list xml:id="list829573368045908618" text:style-name="WWNum10">
        <text:list-item>
          <text:p text:style-name="P21"><text:span text:style-name="T1">Risk areas report for the Risk Literacy-Team</text:span></text:p>
        </text:list-item>
        <text:list-item>
          <text:p text:style-name="P21"><text:span text:style-name="T1">Risk areas and test cases for CiObs-Team &amp; Server Infrastructure team</text:span></text:p>
        </text:list-item>
        <text:list-item>
          <text:p text:style-name="P21"><text:span text:style-name="T1">Questionnaire for the S/W &amp; Server Infrastructure team</text:span></text:p>
        </text:list-item>
      </text:list>
      <text:list xml:id="list155852078015544" text:continue-list="list155852089970647" text:style-name="WWNum26">
        <text:list-item>
          <text:h text:style-name="P10" text:outline-level="3">Project duration</text:h>
        </text:list-item>
      </text:list>
      <text:p text:style-name="P2"><text:span text:style-name="T1">18 months</text:span></text:p>
      <text:h text:style-name="Heading_20_2" text:outline-level="2">Workflow Usability Analysis </text:h>
      <text:list xml:id="list2462986906073666861" text:style-name="WWNum33">
        <text:list-item>
          <text:h text:style-name="P11" text:outline-level="3">Inputs:</text:h>
        </text:list-item>
      </text:list>
      <text:list xml:id="list8213626451775839363" text:style-name="WWNum21">
        <text:list-item>
          <text:p text:style-name="P22"><text:span text:style-name="T1">The execution of processes that occurs locally using survey instruments like questionnaires, interviews, observations etc.</text:span></text:p>
        </text:list-item>
        <text:list-item>
          <text:p text:style-name="P22"><text:span text:style-name="T1">The use of communication tools to conduct the preliminary survey</text:span></text:p>
        </text:list-item>
        <text:list-item>
          <text:p text:style-name="P22"><text:span text:style-name="T1">Test cases that will inform us on the population to conduct the preliminary survey</text:span></text:p>
        </text:list-item>
      </text:list>
      <text:list xml:id="list155852019020119" text:continue-list="list2462986906073666861" text:style-name="WWNum33">
        <text:list-item>
          <text:h text:style-name="P11" text:outline-level="3">Task Description/Work Steps:</text:h>
        </text:list-item>
      </text:list>
      <text:list xml:id="list2547686093023139053" text:style-name="WWNum20">
        <text:list-item>
          <text:p text:style-name="P23"><text:span text:style-name="T1">Observe the current workflow in the Kenyan Public Health sector in relation to two aspects; </text:span></text:p>
          <text:list>
            <text:list-item>
              <text:p text:style-name="P23"><text:span text:style-name="T1">Agrochemicals in land use.</text:span></text:p>
            </text:list-item>
            <text:list-item>
              <text:p text:style-name="P23"><text:span text:style-name="T1">Carbon emitting energy sources.</text:span></text:p>
            </text:list-item>
          </text:list>
        </text:list-item>
        <text:list-item>
          <text:p text:style-name="P23"><text:span text:style-name="T1">Conduct usability work analysis</text:span></text:p>
        </text:list-item>
        <text:list-item>
          <text:p text:style-name="P23"><text:span text:style-name="T1">Develop optimal work flows</text:span></text:p>
        </text:list-item>
        <text:list-item>
          <text:p text:style-name="P23"><text:span text:style-name="T1">Engage relevant stakeholders for feedback on the optimized workflows</text:span></text:p>
        </text:list-item>
        <text:list-item>
          <text:p text:style-name="P23"><text:span text:style-name="T1">Monitoring the use of optimized work flows</text:span></text:p>
        </text:list-item>
      </text:list>
      <text:list xml:id="list155851948823231" text:continue-list="list155852019020119" text:style-name="WWNum33">
        <text:list-item>
          <text:h text:style-name="P11" text:outline-level="3">Deliverable: </text:h>
        </text:list-item>
      </text:list>
      <text:list xml:id="list2846499460845276163" text:style-name="WWNum19">
        <text:list-item>
          <text:p text:style-name="P24"><text:span text:style-name="T1">Report on optimized work flows</text:span></text:p>
        </text:list-item>
        <text:list-item>
          <text:p text:style-name="P24"><text:span text:style-name="T1">Application requirements document</text:span></text:p>
        </text:list-item>
      </text:list>
      <text:list xml:id="list155851567387415" text:continue-list="list155851948823231" text:style-name="WWNum33">
        <text:list-item>
          <text:h text:style-name="P11" text:outline-level="3">Deliverables to Other Work Packages:</text:h>
        </text:list-item>
      </text:list>
      <text:list xml:id="list8984273979799338390" text:style-name="WWNum23">
        <text:list-item>
          <text:p text:style-name="P25"><text:span text:style-name="T1">Optimized work flow for the ICT4D and risk literacy team.</text:span></text:p>
        </text:list-item>
        <text:list-item>
          <text:p text:style-name="P25"><text:span text:style-name="T1">Applications requirement document for the S/W development and server Infrastructure work packages</text:span></text:p>
        </text:list-item>
      </text:list>
      <text:list xml:id="list155850768630477" text:continue-list="list155851567387415" text:style-name="WWNum33">
        <text:list-item>
          <text:h text:style-name="P11" text:outline-level="3">Estimated Duration/Workload:</text:h>
        </text:list-item>
      </text:list>
      <text:list xml:id="list6757147626256469167" text:style-name="WWNum22">
        <text:list-item>
          <text:p text:style-name="P26"><text:span text:style-name="T1">Three (12) person-month equivalent for development of questionnaires at each iteration;</text:span></text:p>
        </text:list-item>
      </text:list>
      <text:h text:style-name="Heading_20_2" text:outline-level="2"><text:soft-page-break/>Server Infrastructure</text:h>
      <text:p text:style-name="P2"><text:span text:style-name="T1">In the context of CiObs the Server Infrastructure comprises the hardware, software and networks required to create a system that accepts data sent by citizen observers and providing risk mitigation information as feedback to the citizens. </text:span></text:p>
      <text:list xml:id="list7214465181249415598" text:style-name="WWNum32">
        <text:list-item>
          <text:h text:style-name="P12" text:outline-level="3">Inputs:</text:h>
        </text:list-item>
      </text:list>
      <text:list xml:id="list6379354206196220046" text:style-name="WWNum1">
        <text:list-item>
          <text:p text:style-name="P27"><text:span text:style-name="T1">This work package requires Citizen Observatory Application System that enables observers to send and receive observed data via multiple channels (input from the </text:span><text:span text:style-name="T3">Software Development</text:span><text:span text:style-name="T1"> work package).</text:span></text:p>
        </text:list-item>
      </text:list>
      <text:list xml:id="list155851341457191" text:continue-list="list7214465181249415598" text:style-name="WWNum32">
        <text:list-item>
          <text:h text:style-name="P12" text:outline-level="3">Task Description/Work Steps: </text:h>
        </text:list-item>
      </text:list>
      <text:list xml:id="list2213837219283291611" text:style-name="WWNum2">
        <text:list-item>
          <text:p text:style-name="P28"><text:span text:style-name="T1">Acquire two servers and configure them as a cluster with failover for high availability so as <text:s text:c="2"/>to host citizen observatory data. The system will be hosted at the United States International University. </text:span></text:p>
        </text:list-item>
        <text:list-item>
          <text:p text:style-name="P28"><text:span text:style-name="T1">Ensure the cluster has sufficient storage capacity for data capture with growth allowance to operate for at least five years. <text:s/></text:span></text:p>
        </text:list-item>
        <text:list-item>
          <text:p text:style-name="P28"><text:span text:style-name="T1">Configure operating systems, fail-over, web server, citizen observatory application system and its database platform, and cloud data backup.</text:span></text:p>
        </text:list-item>
        <text:list-item>
          <text:p text:style-name="P28"><text:span text:style-name="T1">Negotiate internet bandwidth and SMS costs with service providers and pay running costs over life span of project. </text:span></text:p>
        </text:list-item>
        <text:list-item>
          <text:p text:style-name="P28"><text:span text:style-name="T1">Maintain system licenses for non-open source components over the life span of the project.</text:span></text:p>
        </text:list-item>
        <text:list-item>
          <text:p text:style-name="P28"><text:span text:style-name="T1">Monitor and maintain system operations over life span of the project.</text:span></text:p>
        </text:list-item>
      </text:list>
      <text:list xml:id="list155852047665828" text:continue-list="list155851341457191" text:style-name="WWNum32">
        <text:list-item>
          <text:h text:style-name="P12" text:outline-level="3">Deliverable/Output: </text:h>
        </text:list-item>
      </text:list>
      <text:list xml:id="list2521197193872255095" text:style-name="WWNum3">
        <text:list-item>
          <text:p text:style-name="P29"><text:span text:style-name="T4">Deliverable1</text:span><text:span text:style-name="T1">: Configured and operating server cluster with fail over capability. Server hosted at USIU’s demilitarized zone for security purposes.</text:span></text:p>
        </text:list-item>
        <text:list-item>
          <text:p text:style-name="P29"><text:span text:style-name="T4">Deliverable2</text:span><text:span text:style-name="T1">: Configured and operating Citizen Observatory application system.</text:span></text:p>
        </text:list-item>
        <text:list-item>
          <text:p text:style-name="P29"><text:span text:style-name="T4">Deliverable3</text:span><text:span text:style-name="T1">: Citizen Observers sending and receiving Public Health/Land Use Optimization data and information from the server infrastructure. <text:s/></text:span></text:p>
        </text:list-item>
        <text:list-item>
          <text:p text:style-name="P29"><text:span text:style-name="T4">Deliverable4</text:span><text:span text:style-name="T1">:Monitored and maintained server infrastructure over life span of the project;</text:span></text:p>
        </text:list-item>
      </text:list>
      <text:list xml:id="list155850686167388" text:continue-list="list155852047665828" text:style-name="WWNum32">
        <text:list-item>
          <text:h text:style-name="P12" text:outline-level="3">Deliverables to Other Work Packages:</text:h>
        </text:list-item>
      </text:list>
      <text:list xml:id="list5189790232390540724" text:style-name="WWNum4">
        <text:list-item>
          <text:p text:style-name="P30"><text:span text:style-name="T4">Deliverable1</text:span><text:span text:style-name="T1">: Reported CiObs data availed to </text:span><text:span text:style-name="T3">Risk Literacy</text:span><text:span text:style-name="T1"> work package for risk assessment and development of risk mitigation.</text:span></text:p>
        </text:list-item>
      </text:list>
      <text:list xml:id="list155851967993094" text:continue-list="list155850686167388" text:style-name="WWNum32">
        <text:list-item>
          <text:h text:style-name="P12" text:outline-level="3"><text:soft-page-break/>Estimated Duration/Workload:</text:h>
        </text:list-item>
      </text:list>
      <text:list xml:id="list2672777891793930045" text:style-name="WWNum5">
        <text:list-item>
          <text:p text:style-name="P31"><text:span text:style-name="T1">Six (6) person-months for server infrastructure setup;</text:span></text:p>
        </text:list-item>
        <text:list-item>
          <text:p text:style-name="P31"><text:span text:style-name="T1">Twenty four (24) person-month equivalent for server infrastructure monitoring and maintenance.</text:span></text:p>
        </text:list-item>
        <text:list-item>
          <text:p text:style-name="P31"><text:span text:style-name="T1">Equipment and operating costs include two servers and service provider costs for internet access and SMS costs to ISPs and mobile operators. </text:span></text:p>
        </text:list-item>
      </text:list>
      <text:p text:style-name="P6"/>
      <text:h text:style-name="Heading_20_2" text:outline-level="2">Software Development (Customization &amp; Kiswahili Interface)</text:h>
      <text:p text:style-name="P2"><text:span text:style-name="T1">The software development component for Kenya involves customization for data correction of Public Health and Land Use Optimization with options for English and Kiswahili interfaces. Some citizen observers in far flung areas of the country may not be conversant in English and hence require a Kiswahili GUI. Hosted on mobile phones, the localized application provides two way communications between the citizen observer as the client and the server at USIU. It enables the observer to report events in their environment or make queries to the server. They will also receive risk mitigation information from the server on the mobile device. </text:span></text:p>
      <text:p text:style-name="P7"/>
      <text:p text:style-name="P2"><text:span text:style-name="T1">An alternative communication channel will be via a web interface so the Citizen Observers can send and receive information using tablets, laptops and desktop computers.</text:span></text:p>
      <text:p text:style-name="P7"/>
      <text:list xml:id="list7545236983603981059" text:style-name="WWNum29">
        <text:list-item>
          <text:h text:style-name="P13" text:outline-level="3">Inputs:</text:h>
        </text:list-item>
      </text:list>
      <text:list xml:id="list1906592370337586563" text:style-name="WWNum31">
        <text:list-item>
          <text:p text:style-name="P32"><text:span text:style-name="T1">This work package requires Citizen Observatory Application System hosted at the server (input from the </text:span><text:span text:style-name="T3">Software Development</text:span><text:span text:style-name="T1"> work package). It also requires inputs from the </text:span><text:span text:style-name="T3">Usability Workflow Analysis</text:span><text:span text:style-name="T1"> work package.</text:span></text:p>
        </text:list-item>
        <text:list-item>
          <text:p text:style-name="P32"><text:span text:style-name="T1">Mobile development environments (IDEs) for common mobile operating systems including Android and windows mobile.</text:span></text:p>
        </text:list-item>
      </text:list>
      <text:list xml:id="list155851339307130" text:continue-list="list7545236983603981059" text:style-name="WWNum29">
        <text:list-item>
          <text:h text:style-name="P13" text:outline-level="3">Task Description/Work Steps: </text:h>
        </text:list-item>
      </text:list>
      <text:list xml:id="list2966771055611170408" text:style-name="WWNum30">
        <text:list-item>
          <text:p text:style-name="P33"><text:span text:style-name="T1">Develop a localized version of the Server application with English and Kiswahili interface processing modules in collaboration with B2M Software AG (Karsruhe).</text:span></text:p>
        </text:list-item>
        <text:list-item>
          <text:p text:style-name="P33"><text:span text:style-name="T1">Develop a localized version of the mobile phone client application and provide English and Kiswahili interfaces in collaboration with B2M Software AG (Karsruhe).</text:span></text:p>
        </text:list-item>
        <text:list-item>
          <text:p text:style-name="P33"><text:soft-page-break/><text:span text:style-name="T1">Develop web enabled server interfaces for client reporting and requests for observers who use tablets, laptops and desktops.</text:span></text:p>
        </text:list-item>
        <text:list-item>
          <text:p text:style-name="P33"><text:span text:style-name="T1">Test all applications (server, smart phone, and web apps) for correctness and usability;</text:span></text:p>
        </text:list-item>
        <text:list-item>
          <text:p text:style-name="P33"><text:span text:style-name="T1">Update and maintain the applications (both client and server apps) over the lifetime of the project. This involves updating risk mitigation strategies and their accessibility to citizen observers across multiple communication channels. </text:span></text:p>
        </text:list-item>
      </text:list>
      <text:list xml:id="list155851377694710" text:continue-list="list155851339307130" text:style-name="WWNum29">
        <text:list-item>
          <text:h text:style-name="P13" text:outline-level="3">Deliverable/Output: </text:h>
        </text:list-item>
      </text:list>
      <text:list xml:id="list155851245291164" text:continue-list="list2521197193872255095" text:style-name="WWNum3">
        <text:list-item>
          <text:p text:style-name="P29"><text:span text:style-name="T4">Deliverable1</text:span><text:span text:style-name="T1">: Completed Citizen Observatory server application with English and Kiswahili processing modules. <text:s/></text:span></text:p>
        </text:list-item>
        <text:list-item>
          <text:p text:style-name="P29"><text:span text:style-name="T4">Deliverable2</text:span><text:span text:style-name="T1">: Completed Citizen Observatory client application with English and Kiswahili GUIs. <text:s/></text:span></text:p>
        </text:list-item>
        <text:list-item>
          <text:p text:style-name="P29"><text:span text:style-name="T4">Deliverable3</text:span><text:span text:style-name="T1">: Completed Citizen Observatory web application. <text:s text:c="2"/></text:span></text:p>
        </text:list-item>
      </text:list>
      <text:list xml:id="list155850612051290" text:continue-list="list155851377694710" text:style-name="WWNum29">
        <text:list-item>
          <text:h text:style-name="P13" text:outline-level="3">Deliverables to Other Work Packages:</text:h>
        </text:list-item>
      </text:list>
      <text:list xml:id="list155852469184246" text:continue-list="list5189790232390540724" text:style-name="WWNum4">
        <text:list-item>
          <text:p text:style-name="P30"><text:span text:style-name="T4">Deliverable1</text:span><text:span text:style-name="T1">: Reported CiObs data availed to </text:span><text:span text:style-name="T3">Risk Literacy</text:span><text:span text:style-name="T1"> work package for risk assessment and development of risk mitigation.</text:span></text:p>
        </text:list-item>
      </text:list>
      <text:list xml:id="list155851302614947" text:continue-list="list155850612051290" text:style-name="WWNum29">
        <text:list-item>
          <text:h text:style-name="P13" text:outline-level="3">Estimated Duration/Workload:</text:h>
        </text:list-item>
      </text:list>
      <text:list xml:id="list155851181547447" text:continue-list="list2672777891793930045" text:style-name="WWNum5">
        <text:list-item>
          <text:p text:style-name="P31"><text:span text:style-name="T1">Six (6) person-months for design and development of all three applications (server side, mobile and web access applications);</text:span></text:p>
        </text:list-item>
        <text:list-item>
          <text:p text:style-name="P31"><text:span text:style-name="T1">Twenty four (24) person-month equivalent for application systems upgrades; this enables new risk mitigation strategies to be available to citizens. </text:span></text:p>
        </text:list-item>
      </text:list>
      <text:h text:style-name="Heading_20_2" text:outline-level="2"><text:s/>Work Package – CiObs </text:h>
      <text:p text:style-name="P1">The aim is to provide quantified environmental data products on health and land use at a level that citizen comprehend in a timely manner</text:p>
      <text:list xml:id="list5311245164296915332" text:style-name="WWNum28">
        <text:list-item>
          <text:h text:style-name="P14" text:outline-level="3">Inputs</text:h>
        </text:list-item>
      </text:list>
      <text:p text:style-name="P2"><text:span text:style-name="T1">Citizen’s observatories call for communities of users that will share:</text:span></text:p>
      <text:list xml:id="list1892197946997663381" text:style-name="WWNum14">
        <text:list-item>
          <text:p text:style-name="P3"><text:span text:style-name="T7">Technological solutions</text:span><text:span text:style-name="T1"> – The citizens own devices will be used to collect data. </text:span></text:p>
        </text:list-item>
        <text:list-item>
          <text:p text:style-name="P3"><text:span text:style-name="T7">Information products and services</text:span><text:span text:style-name="T1"> – A state holder analysis will be done by means of implementing living labs in the context of health and land use risk assessment and optimization of resources.</text:span></text:p>
        </text:list-item>
        <text:list-item>
          <text:p text:style-name="P3"><text:span text:style-name="T7">Community participatory time and effort</text:span><text:span text:style-name="T1"> – Work flow optimization for citizen observations of health and land use risks and identification of mitigation strategies</text:span></text:p>
        </text:list-item>
      </text:list>
      <text:list xml:id="list155852271476032" text:continue-list="list5311245164296915332" text:style-name="WWNum28">
        <text:list-item>
          <text:h text:style-name="P14" text:outline-level="3"><text:soft-page-break/>Task Description</text:h>
        </text:list-item>
      </text:list>
      <text:list xml:id="list914773786692376189" text:style-name="WWNum15">
        <text:list-item>
          <text:p text:style-name="P4"><text:span text:style-name="T7">Preliminary preparation</text:span><text:span text:style-name="T8"> – This calls for the selection of a test region and Identify stakeholders for living labs based on a background review of relevant literature and other sources. </text:span></text:p>
        </text:list-item>
        <text:list-item>
          <text:p text:style-name="P37"><text:span text:style-name="T10">Provide user requirements</text:span><text:span text:style-name="T12"> - Effectively gather and feed user requirements to the rest of the project to ensure that the project is user driven. </text:span></text:p>
        </text:list-item>
        <text:list-item>
          <text:p text:style-name="P16"><text:span text:style-name="T15">Design data collection instrument</text:span><text:span text:style-name="T16"> – Participate in developing a questionnaire based on user profile, technological abilities, baseline attitudes, and willingness to participate, and contact details. </text:span></text:p>
        </text:list-item>
        <text:list-item>
          <text:p text:style-name="P37"><text:span text:style-name="T10">Create awareness</text:span><text:span text:style-name="T11"> - This work package seeks to gain maximum exposure for and raise awareness of the project with all relevant stakeholders, to encourage enthusiastic involvement in the project, and to encourage take up of project deliverables and sustained results during and beyond the project’s life. </text:span></text:p>
        </text:list-item>
        <text:list-item>
          <text:p text:style-name="P4"><text:span text:style-name="T7">Data collection</text:span><text:span text:style-name="T2">- Facilitation of data collection process through testing of dummy data, demonstration of data collection, and error mitigation strategies will be done. </text:span></text:p>
        </text:list-item>
        <text:list-item>
          <text:p text:style-name="P37"><text:span text:style-name="T10">Test developed Risk Mitigation strategy</text:span><text:span text:style-name="T11"> – </text:span><text:span text:style-name="T12">Identification of risks and risk mitigation strategies in both health and land use sectors</text:span><text:span text:style-name="T11">. </text:span></text:p>
        </text:list-item>
        <text:list-item>
          <text:p text:style-name="P37"><text:span text:style-name="T10">Feedback to the user</text:span><text:span text:style-name="T12"> – Evaluate whether the users find the risk mitigation strategies as useful by performing a cost benefit analysis. Establish sustainability of the strategies</text:span></text:p>
        </text:list-item>
      </text:list>
      <text:list xml:id="list155850926154574" text:continue-list="list155852271476032" text:style-name="WWNum28">
        <text:list-item>
          <text:h text:style-name="P14" text:outline-level="3">Deliverables</text:h>
        </text:list-item>
      </text:list>
      <text:p text:style-name="P2"><text:span text:style-name="T8">This work package will deliver the common Citizen Observatory environment. This includes: </text:span></text:p>
      <text:list xml:id="list5656249828261238853" text:style-name="WWNum16">
        <text:list-item>
          <text:p text:style-name="P5"><text:span text:style-name="T7">The framework</text:span><text:span text:style-name="T8"> – The test region, and relevant stakeholders for the project.</text:span></text:p>
        </text:list-item>
        <text:list-item>
          <text:p text:style-name="P5"><text:span text:style-name="T7">The portal</text:span><text:span text:style-name="T8"> – The data collected will be uploaded onto a portal for ease of access by relevant stakeholders. </text:span></text:p>
        </text:list-item>
        <text:list-item>
          <text:p text:style-name="P5"><text:span text:style-name="T7">The documentation</text:span><text:span text:style-name="T8">- Citizen observatory report</text:span></text:p>
        </text:list-item>
      </text:list>
      <text:p text:style-name="P38"><text:span text:style-name="T11">This work package will also address security implications, particularly around personal data, of the Citizen Observatory approach and on the role of authentication and identity. </text:span></text:p>
      <text:list xml:id="list155852108393230" text:continue-list="list155850926154574" text:style-name="WWNum28">
        <text:list-item>
          <text:h text:style-name="P14" text:outline-level="3">Input for other work packages</text:h>
        </text:list-item>
      </text:list>
      <text:p text:style-name="P38"><text:span text:style-name="T10">The framework </text:span></text:p>
      <text:list xml:id="list3417299380283750081" text:style-name="WWNum17">
        <text:list-item>
          <text:p text:style-name="P39"><text:soft-page-break/><text:span text:style-name="T11">The designed framework will be reviewed by the workflow analysis work package to establish how it integrates with other work packages </text:span></text:p>
        </text:list-item>
      </text:list>
      <text:p text:style-name="P38"><text:span text:style-name="T10">The portal</text:span></text:p>
      <text:list xml:id="list3784932701109152245" text:style-name="WWNum18">
        <text:list-item>
          <text:p text:style-name="P40"><text:span text:style-name="T11">The requirements gathered will be analyzed by the Health and Land use work packages in order to aid in the development of a relevant questionnaire. </text:span></text:p>
        </text:list-item>
        <text:list-item>
          <text:p text:style-name="P40"><text:span text:style-name="T11">The data collected will be stored in the portal developed by the Software Development and Server Infrastructure work package. </text:span></text:p>
        </text:list-item>
        <text:list-item>
          <text:p text:style-name="P40"><text:span text:style-name="T11">The data collected will be analyzed in order to identify risk mitigation strategies by the ICT4D work package</text:span></text:p>
        </text:list-item>
      </text:list>
      <text:list xml:id="list155850712425614" text:continue-list="list155852108393230" text:style-name="WWNum28">
        <text:list-item>
          <text:h text:style-name="P14" text:outline-level="3">Duration/Workload</text:h>
        </text:list-item>
      </text:list>
      <text:p text:style-name="P38"><text:span text:style-name="T11">24 Months</text:span></text:p>
      <text:h text:style-name="Heading_20_2" text:outline-level="2"/>
      <text:h text:style-name="Heading_20_2" text:outline-level="2">Work Package on ICT4D</text:h>
      <text:p text:style-name="P2"><text:span text:style-name="T1">To implement risk mitigation strategies and identify appropriate communication infrastructure to reach the risk exposed population</text:span></text:p>
      <text:list xml:id="list3376729781615959519" text:style-name="WWNum27">
        <text:list-item>
          <text:h text:style-name="P15" text:outline-level="3">Input for the tasks</text:h>
        </text:list-item>
      </text:list>
      <text:list xml:id="list7314790095803616784" text:style-name="WWNum11">
        <text:list-item>
          <text:p text:style-name="P34"><text:span text:style-name="T1">Risk mitigation strategies from the risk literacy team</text:span></text:p>
        </text:list-item>
        <text:list-item>
          <text:p text:style-name="P34"><text:span text:style-name="T1">Communication Infrastructure <text:s/>to disseminate the information</text:span></text:p>
        </text:list-item>
      </text:list>
      <text:list xml:id="list155852605658185" text:continue-list="list3376729781615959519" text:style-name="WWNum27">
        <text:list-item>
          <text:h text:style-name="P15" text:outline-level="3"><text:span text:style-name="T13">Task description</text:span></text:h>
        </text:list-item>
      </text:list>
      <text:list xml:id="list4235201317503571412" text:style-name="WWNum13">
        <text:list-item>
          <text:p text:style-name="P35"><text:span text:style-name="T1">Identify ICT and Non-ICT communication Infrastructure</text:span></text:p>
        </text:list-item>
        <text:list-item>
          <text:p text:style-name="P35"><text:span text:style-name="T1">Disseminate information on risk mitigation strategies</text:span></text:p>
        </text:list-item>
        <text:list-item>
          <text:p text:style-name="P35"><text:span text:style-name="T1">To monitor the implementation of the strategies provided</text:span></text:p>
        </text:list-item>
        <text:list-item>
          <text:p text:style-name="P35"><text:span text:style-name="T1">Establish the efficacy of the risk mitigation strategies</text:span></text:p>
        </text:list-item>
        <text:list-item>
          <text:p text:style-name="P35"><text:span text:style-name="T1">Engagement with the stakeholders</text:span></text:p>
        </text:list-item>
        <text:list-item>
          <text:p text:style-name="P35"><text:span text:style-name="T1">Make recommendations for further research</text:span></text:p>
        </text:list-item>
      </text:list>
      <text:list xml:id="list155852094158576" text:continue-list="list155852605658185" text:style-name="WWNum27">
        <text:list-item>
          <text:h text:style-name="P15" text:outline-level="3"><text:span text:style-name="T13">Deliverable </text:span></text:h>
        </text:list-item>
      </text:list>
      <text:list xml:id="list4665477852749586516" text:style-name="WWNum12">
        <text:list-item>
          <text:p text:style-name="P36"><text:span text:style-name="T1">Monitoring and evaluation report</text:span></text:p>
        </text:list-item>
        <text:list-item>
          <text:p text:style-name="P36"><text:span text:style-name="T1">Publications on risk awareness strategies</text:span></text:p>
        </text:list-item>
      </text:list>
      <text:list xml:id="list155851518782855" text:continue-list="list155852094158576" text:style-name="WWNum27">
        <text:list-item>
          <text:h text:style-name="P15" text:outline-level="3"><text:span text:style-name="T13">Deliverable as input</text:span></text:h>
        </text:list-item>
      </text:list>
      <text:p text:style-name="P2"><text:span text:style-name="T1">N/A</text:span></text:p>
      <text:list xml:id="list155851144048419" text:continue-numbering="true" text:style-name="WWNum27">
        <text:list-item>
          <text:h text:style-name="P15" text:outline-level="3"><text:soft-page-break/><text:span text:style-name="T13">Project duration</text:span></text:h>
        </text:list-item>
      </text:list>
      <text:p text:style-name="P2"><text:span text:style-name="T1">18 month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fo:color="#000000" style:font-name="Times New Roman" fo:font-family="'Times New Roman'" style:font-family-generic="roman" style:font-pitch="variable" fo:font-size="12pt" fo:language="en" fo:country="AU"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2pt" fo:language="en" fo:country="AU"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list-level-properties text:list-level-position-and-space-mode="label-alignment">
          <style:list-level-label-alignment text:label-followed-by="listtab" fo:text-indent="-0.635cm" fo:margin-left="3.175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style:list-level-properties text:list-level-position-and-space-mode="label-alignment">
          <style:list-level-label-alignment text:label-followed-by="listtab" fo:text-indent="-0.635cm" fo:margin-left="5.715cm"/>
        </style:list-level-properties>
      </text:list-level-style-number>
      <text:list-level-style-number text:level="5" style:num-format="a">
        <style:list-level-properties text:list-level-position-and-space-mode="label-alignment">
          <style:list-level-label-alignment text:label-followed-by="listtab" fo:text-indent="-0.635cm" fo:margin-left="6.98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style:list-level-properties text:list-level-position-and-space-mode="label-alignment">
          <style:list-level-label-alignment text:label-followed-by="listtab" fo:text-indent="-0.635cm" fo:margin-left="9.525cm"/>
        </style:list-level-properties>
      </text:list-level-style-number>
      <text:list-level-style-number text:level="8" style:num-format="a">
        <style:list-level-properties text:list-level-position-and-space-mode="label-alignment">
          <style:list-level-label-alignment text:label-followed-by="listtab" fo:text-indent="-0.635cm" fo:margin-left="10.795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349cm"/>
        </style:list-level-properties>
      </text:list-level-style-number>
      <text:list-level-style-number text:level="2" style:num-format="a">
        <style:list-level-properties text:list-level-position-and-space-mode="label-alignment">
          <style:list-level-label-alignment text:label-followed-by="listtab" fo:text-indent="-0.635cm" fo:margin-left="2.619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format="1">
        <style:list-level-properties text:list-level-position-and-space-mode="label-alignment">
          <style:list-level-label-alignment text:label-followed-by="listtab" fo:text-indent="-0.635cm" fo:margin-left="5.159cm"/>
        </style:list-level-properties>
      </text:list-level-style-number>
      <text:list-level-style-number text:level="5" style:num-format="a">
        <style:list-level-properties text:list-level-position-and-space-mode="label-alignment">
          <style:list-level-label-alignment text:label-followed-by="listtab" fo:text-indent="-0.635cm" fo:margin-left="6.429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format="1">
        <style:list-level-properties text:list-level-position-and-space-mode="label-alignment">
          <style:list-level-label-alignment text:label-followed-by="listtab" fo:text-indent="-0.635cm" fo:margin-left="8.969cm"/>
        </style:list-level-properties>
      </text:list-level-style-number>
      <text:list-level-style-number text:level="8" style:num-format="a">
        <style:list-level-properties text:list-level-position-and-space-mode="label-alignment">
          <style:list-level-label-alignment text:label-followed-by="listtab" fo:text-indent="-0.635cm" fo:margin-left="10.239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588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list-level-properties text:list-level-position-and-space-mode="label-alignment">
          <style:list-level-label-alignment text:label-followed-by="listtab" fo:text-indent="-0.635cm" fo:margin-left="3.175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style:list-level-properties text:list-level-position-and-space-mode="label-alignment">
          <style:list-level-label-alignment text:label-followed-by="listtab" fo:text-indent="-0.635cm" fo:margin-left="5.715cm"/>
        </style:list-level-properties>
      </text:list-level-style-number>
      <text:list-level-style-number text:level="5" style:num-format="a">
        <style:list-level-properties text:list-level-position-and-space-mode="label-alignment">
          <style:list-level-label-alignment text:label-followed-by="listtab" fo:text-indent="-0.635cm" fo:margin-left="6.98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style:list-level-properties text:list-level-position-and-space-mode="label-alignment">
          <style:list-level-label-alignment text:label-followed-by="listtab" fo:text-indent="-0.635cm" fo:margin-left="9.525cm"/>
        </style:list-level-properties>
      </text:list-level-style-number>
      <text:list-level-style-number text:level="8" style:num-format="a">
        <style:list-level-properties text:list-level-position-and-space-mode="label-alignment">
          <style:list-level-label-alignment text:label-followed-by="listtab" fo:text-indent="-0.635cm" fo:margin-left="10.795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style:list-level-properties text:list-level-position-and-space-mode="label-alignment">
          <style:list-level-label-alignment text:label-followed-by="listtab" fo:text-indent="-0.635cm" fo:margin-left="5.08cm"/>
        </style:list-level-properties>
      </text:list-level-style-number>
      <text:list-level-style-number text:level="5" style:num-format="a">
        <style:list-level-properties text:list-level-position-and-space-mode="label-alignment">
          <style:list-level-label-alignment text:label-followed-by="listtab" fo:text-indent="-0.635cm" fo:margin-left="6.35cm"/>
        </style:list-level-properties>
      </text:list-level-style-number>
      <text:list-level-style-number text:level="6"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style:list-level-properties text:list-level-position-and-space-mode="label-alignment">
          <style:list-level-label-alignment text:label-followed-by="listtab" fo:text-indent="-0.635cm" fo:margin-left="8.89cm"/>
        </style:list-level-properties>
      </text:list-level-style-number>
      <text:list-level-style-number text:level="8" style:num-format="a">
        <style:list-level-properties text:list-level-position-and-space-mode="label-alignment">
          <style:list-level-label-alignment text:label-followed-by="listtab" fo:text-indent="-0.635cm" fo:margin-left="10.16cm"/>
        </style:list-level-properties>
      </text:list-level-style-number>
      <text:list-level-style-number text:level="9"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8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5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2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9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6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3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0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C"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h Mutanu</meta:initial-creator>
    <dc:creator>Sylvester A. Namuye</dc:creator>
    <meta:editing-cycles>2</meta:editing-cycles>
    <meta:creation-date>2015-04-03T07:13:00</meta:creation-date>
    <dc:date>2015-04-03T07:13:00</dc:date>
    <meta:editing-duration>PT3S</meta:editing-duration>
    <meta:generator>LibreOffice/4.3.3.2$Linux_x86 LibreOffice_project/430m0$Build-2</meta:generator>
    <meta:document-statistic meta:table-count="0" meta:image-count="0" meta:object-count="0" meta:page-count="8" meta:paragraph-count="143" meta:word-count="1755" meta:character-count="11684" meta:non-whitespace-character-count="10128"/>
    <meta:user-defined meta:name="AppVersion">15.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